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3">
      <style:paragraph-properties fo:margin-top="0in" fo:margin-bottom="0in" style:writing-mode="lr-tb"/>
      <style:text-properties officeooo:paragraph-rsid="001f78cb"/>
    </style:style>
    <style:style style:name="P2" style:family="paragraph" style:parent-style-name="Text_20_body" style:list-style-name="L4">
      <style:paragraph-properties fo:margin-top="0in" fo:margin-bottom="0in" style:writing-mode="lr-tb"/>
      <style:text-properties officeooo:paragraph-rsid="001f78cb"/>
    </style:style>
    <style:style style:name="P3" style:family="paragraph" style:parent-style-name="Text_20_body" style:list-style-name="L4">
      <style:paragraph-properties fo:margin-top="0in" fo:margin-bottom="0in" style:writing-mode="lr-tb"/>
      <style:text-properties officeooo:paragraph-rsid="00215dc4"/>
    </style:style>
    <style:style style:name="P4" style:family="paragraph" style:parent-style-name="Text_20_body" style:list-style-name="L4">
      <style:paragraph-properties fo:margin-top="0in" fo:margin-bottom="0in" style:writing-mode="lr-tb"/>
      <style:text-properties officeooo:paragraph-rsid="0026138f"/>
    </style:style>
    <style:style style:name="P5" style:family="paragraph" style:parent-style-name="Text_20_body" style:list-style-name="L4">
      <style:paragraph-properties fo:margin-top="0in" fo:margin-bottom="0in" style:writing-mode="lr-tb"/>
      <style:text-properties fo:font-weight="bold" officeooo:paragraph-rsid="00215dc4" style:font-weight-asian="bold" style:font-weight-complex="bold"/>
    </style:style>
    <style:style style:name="P6" style:family="paragraph" style:parent-style-name="Text_20_body">
      <style:paragraph-properties fo:margin-top="0in" fo:margin-bottom="0in" style:writing-mode="lr-tb"/>
      <style:text-properties fo:font-weight="bold" officeooo:paragraph-rsid="00217df3" style:font-weight-asian="bold" style:font-weight-complex="bold"/>
    </style:style>
    <style:style style:name="P7" style:family="paragraph" style:parent-style-name="Text_20_body">
      <style:paragraph-properties fo:margin-top="0in" fo:margin-bottom="0in" style:writing-mode="lr-tb"/>
      <style:text-properties fo:font-weight="bold" officeooo:paragraph-rsid="002413c3" style:font-weight-asian="bold" style:font-weight-complex="bold"/>
    </style:style>
    <style:style style:name="P8" style:family="paragraph" style:parent-style-name="Text_20_body">
      <style:paragraph-properties fo:margin-top="0in" fo:margin-bottom="0in" style:writing-mode="lr-tb"/>
      <style:text-properties fo:font-weight="bold" officeooo:paragraph-rsid="0025f84f" style:font-weight-asian="bold" style:font-weight-complex="bold"/>
    </style:style>
    <style:style style:name="P9" style:family="paragraph" style:parent-style-name="Text_20_body" style:list-style-name="L2">
      <style:paragraph-properties fo:margin-top="0in" fo:margin-bottom="0in"/>
      <style:text-properties officeooo:paragraph-rsid="001f78cb"/>
    </style:style>
    <style:style style:name="P10" style:family="paragraph" style:parent-style-name="Text_20_body" style:list-style-name="L3">
      <style:paragraph-properties fo:margin-top="0in" fo:margin-bottom="0in"/>
      <style:text-properties officeooo:paragraph-rsid="001f78cb"/>
    </style:style>
    <style:style style:name="P11" style:family="paragraph" style:parent-style-name="Text_20_body">
      <style:paragraph-properties fo:margin-top="0in" fo:margin-bottom="0in"/>
      <style:text-properties officeooo:paragraph-rsid="001f78cb"/>
    </style:style>
    <style:style style:name="P12" style:family="paragraph" style:parent-style-name="Text_20_body" style:list-style-name="L4">
      <style:paragraph-properties fo:margin-top="0in" fo:margin-bottom="0in"/>
      <style:text-properties officeooo:paragraph-rsid="001f78cb"/>
    </style:style>
    <style:style style:name="P13" style:family="paragraph" style:parent-style-name="Text_20_body" style:list-style-name="L4">
      <style:paragraph-properties fo:margin-top="0in" fo:margin-bottom="0in"/>
      <style:text-properties officeooo:paragraph-rsid="00215dc4"/>
    </style:style>
    <style:style style:name="P14" style:family="paragraph" style:parent-style-name="Text_20_body" style:list-style-name="L4">
      <style:paragraph-properties fo:margin-top="0in" fo:margin-bottom="0in"/>
      <style:text-properties officeooo:paragraph-rsid="002413c3"/>
    </style:style>
    <style:style style:name="P15" style:family="paragraph" style:parent-style-name="Text_20_body" style:list-style-name="L4">
      <style:paragraph-properties fo:margin-top="0in" fo:margin-bottom="0in"/>
      <style:text-properties officeooo:paragraph-rsid="0026138f"/>
    </style:style>
    <style:style style:name="P16" style:family="paragraph" style:parent-style-name="Text_20_body">
      <style:paragraph-properties fo:margin-top="0in" fo:margin-bottom="0in"/>
      <style:text-properties officeooo:paragraph-rsid="00215dc4"/>
    </style:style>
    <style:style style:name="P17" style:family="paragraph" style:parent-style-name="Text_20_body" style:list-style-name="L4">
      <style:paragraph-properties fo:margin-top="0in" fo:margin-bottom="0in"/>
      <style:text-properties fo:font-weight="bold" officeooo:paragraph-rsid="00215dc4" style:font-weight-asian="bold" style:font-weight-complex="bold"/>
    </style:style>
    <style:style style:name="P18" style:family="paragraph" style:parent-style-name="Text_20_body" style:list-style-name="L4">
      <style:paragraph-properties fo:margin-top="0in" fo:margin-bottom="0in"/>
      <style:text-properties fo:font-weight="bold" officeooo:paragraph-rsid="00217df3" style:font-weight-asian="bold" style:font-weight-complex="bold"/>
    </style:style>
    <style:style style:name="P19" style:family="paragraph" style:parent-style-name="Text_20_body" style:list-style-name="L4">
      <style:paragraph-properties fo:margin-top="0in" fo:margin-bottom="0in"/>
      <style:text-properties fo:font-weight="bold" officeooo:paragraph-rsid="0022d1f9" style:font-weight-asian="bold" style:font-weight-complex="bold"/>
    </style:style>
    <style:style style:name="P20" style:family="paragraph" style:parent-style-name="Text_20_body" style:list-style-name="L4">
      <style:paragraph-properties fo:margin-top="0in" fo:margin-bottom="0in"/>
      <style:text-properties fo:font-weight="bold" officeooo:paragraph-rsid="002413c3" style:font-weight-asian="bold" style:font-weight-complex="bold"/>
    </style:style>
    <style:style style:name="P21" style:family="paragraph" style:parent-style-name="Text_20_body" style:list-style-name="L4">
      <style:paragraph-properties fo:margin-top="0in" fo:margin-bottom="0in"/>
      <style:text-properties fo:font-weight="bold" officeooo:paragraph-rsid="0025f84f" style:font-weight-asian="bold" style:font-weight-complex="bold"/>
    </style:style>
    <style:style style:name="P22" style:family="paragraph" style:parent-style-name="Text_20_body" style:list-style-name="L4">
      <style:paragraph-properties fo:margin-top="0in" fo:margin-bottom="0in"/>
      <style:text-properties fo:font-weight="bold" officeooo:paragraph-rsid="0026138f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1e75" style:font-weight-asian="bold" style:font-weight-complex="bold"/>
    </style:style>
    <style:style style:name="T4" style:family="text">
      <style:text-properties fo:font-weight="bold" officeooo:rsid="001e22f8" style:font-weight-asian="bold" style:font-weight-complex="bold"/>
    </style:style>
    <style:style style:name="T5" style:family="text">
      <style:text-properties fo:font-weight="bold" officeooo:rsid="001f86b2" style:font-weight-asian="bold" style:font-weight-complex="bold"/>
    </style:style>
    <style:style style:name="T6" style:family="text">
      <style:text-properties fo:font-weight="bold" officeooo:rsid="00230183" style:font-weight-asian="bold" style:font-weight-complex="bold"/>
    </style:style>
    <style:style style:name="T7" style:family="text">
      <style:text-properties fo:font-weight="bold" officeooo:rsid="00245bdc" style:font-weight-asian="bold" style:font-weight-complex="bold"/>
    </style:style>
    <style:style style:name="T8" style:family="text">
      <style:text-properties fo:font-weight="bold" officeooo:rsid="0025c38a" style:font-weight-asian="bold" style:font-weight-complex="bold"/>
    </style:style>
    <style:style style:name="T9" style:family="text">
      <style:text-properties fo:font-weight="bold" officeooo:rsid="00283a10" style:font-weight-asian="bold" style:font-weight-complex="bold"/>
    </style:style>
    <style:style style:name="T10" style:family="text">
      <style:text-properties fo:font-weight="bold" officeooo:rsid="001f78cb" style:font-weight-asian="bold" style:font-weight-complex="bold"/>
    </style:style>
    <style:style style:name="T11" style:family="text">
      <style:text-properties fo:font-weight="bold" officeooo:rsid="00215dc4" style:font-weight-asian="bold" style:font-weight-complex="bold"/>
    </style:style>
    <style:style style:name="T12" style:family="text">
      <style:text-properties fo:font-weight="bold" officeooo:rsid="002413c3" style:font-weight-asian="bold" style:font-weight-complex="bold"/>
    </style:style>
    <style:style style:name="T13" style:family="text">
      <style:text-properties fo:font-weight="bold" officeooo:rsid="0022d1f9" style:font-weight-asian="bold" style:font-weight-complex="bold"/>
    </style:style>
    <style:style style:name="T14" style:family="text">
      <style:text-properties fo:font-weight="bold" officeooo:rsid="0025f84f" style:font-weight-asian="bold" style:font-weight-complex="bold"/>
    </style:style>
    <style:style style:name="T15" style:family="text">
      <style:text-properties fo:font-weight="bold" officeooo:rsid="0026138f" style:font-weight-asian="bold" style:font-weight-complex="bold"/>
    </style:style>
    <style:style style:name="T16" style:family="text">
      <style:text-properties fo:font-weight="bold" officeooo:rsid="0025f84f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71e75" style:font-weight-asian="normal" style:font-weight-complex="normal"/>
    </style:style>
    <style:style style:name="T19" style:family="text">
      <style:text-properties fo:font-weight="normal" officeooo:rsid="00283a10" style:font-weight-asian="normal" style:font-weight-complex="normal"/>
    </style:style>
    <style:style style:name="T20" style:family="text">
      <style:text-properties fo:font-weight="normal" officeooo:rsid="001f86b2" style:font-weight-asian="normal" style:font-weight-complex="normal"/>
    </style:style>
    <style:style style:name="T21" style:family="text">
      <style:text-properties fo:font-weight="normal" officeooo:rsid="00230183" style:font-weight-asian="normal" style:font-weight-complex="normal"/>
    </style:style>
    <style:style style:name="T22" style:family="text">
      <style:text-properties fo:font-weight="normal" officeooo:rsid="0025c38a" style:font-weight-asian="normal" style:font-weight-complex="normal"/>
    </style:style>
    <style:style style:name="T23" style:family="text">
      <style:text-properties fo:font-weight="normal" officeooo:rsid="0028ff3d" style:font-weight-asian="normal" style:font-weight-complex="normal"/>
    </style:style>
    <style:style style:name="T24" style:family="text">
      <style:text-properties fo:font-weight="normal" officeooo:rsid="001f78cb" style:font-weight-asian="normal" style:font-weight-complex="normal"/>
    </style:style>
    <style:style style:name="T25" style:family="text">
      <style:text-properties fo:font-weight="normal" officeooo:rsid="00215dc4" style:font-weight-asian="normal" style:font-weight-complex="normal"/>
    </style:style>
    <style:style style:name="T26" style:family="text">
      <style:text-properties fo:font-weight="normal" officeooo:rsid="00217df3" style:font-weight-asian="normal" style:font-weight-complex="normal"/>
    </style:style>
    <style:style style:name="T27" style:family="text">
      <style:text-properties fo:font-weight="normal" officeooo:rsid="0022d1f9" style:font-weight-asian="normal" style:font-weight-complex="normal"/>
    </style:style>
    <style:style style:name="T28" style:family="text">
      <style:text-properties fo:font-weight="normal" officeooo:rsid="002413c3" style:font-weight-asian="normal" style:font-weight-complex="normal"/>
    </style:style>
    <style:style style:name="T29" style:family="text">
      <style:text-properties fo:font-weight="normal" officeooo:rsid="0025f84f" style:font-weight-asian="normal" style:font-weight-complex="normal"/>
    </style:style>
    <style:style style:name="T30" style:family="text">
      <style:text-properties fo:font-weight="normal" officeooo:rsid="0026138f" style:font-weight-asian="normal" style:font-weight-complex="normal"/>
    </style:style>
    <style:style style:name="T31" style:family="text">
      <style:text-properties officeooo:rsid="001d50a9"/>
    </style:style>
    <style:style style:name="T32" style:family="text">
      <style:text-properties officeooo:rsid="001e22f8"/>
    </style:style>
    <style:style style:name="T33" style:family="text">
      <style:text-properties officeooo:rsid="001f86b2"/>
    </style:style>
    <style:style style:name="T34" style:family="text">
      <style:text-properties officeooo:rsid="00230183"/>
    </style:style>
    <style:style style:name="T35" style:family="text">
      <style:text-properties officeooo:rsid="0023841d"/>
    </style:style>
    <style:style style:name="T36" style:family="text">
      <style:text-properties officeooo:rsid="00245bdc"/>
    </style:style>
    <style:style style:name="T37" style:family="text">
      <style:text-properties officeooo:rsid="0025c38a"/>
    </style:style>
    <style:style style:name="T38" style:family="text">
      <style:text-properties officeooo:rsid="00283a10"/>
    </style:style>
    <style:style style:name="T39" style:family="text">
      <style:text-properties officeooo:rsid="00271e75"/>
    </style:style>
    <style:style style:name="T40" style:family="text">
      <style:text-properties officeooo:rsid="0028ff3d"/>
    </style:style>
    <style:style style:name="T41" style:family="text">
      <style:text-properties officeooo:rsid="001f78cb"/>
    </style:style>
    <style:style style:name="T42" style:family="text">
      <style:text-properties officeooo:rsid="00215dc4"/>
    </style:style>
    <style:style style:name="T43" style:family="text">
      <style:text-properties style:font-weight-asian="bold"/>
    </style:style>
    <style:style style:name="T44" style:family="text">
      <style:text-properties officeooo:rsid="0025f84f" style:font-weight-asian="bold"/>
    </style:style>
    <style:style style:name="T45" style:family="text">
      <style:text-properties officeooo:rsid="0026138f" style:font-weight-asian="bold"/>
    </style:style>
    <style:style style:name="T46" style:family="text">
      <style:text-properties style:font-weight-complex="bold"/>
    </style:style>
    <style:style style:name="T47" style:family="text">
      <style:text-properties officeooo:rsid="0025f84f" style:font-weight-complex="bold"/>
    </style:style>
    <style:style style:name="T48" style:family="text">
      <style:text-properties officeooo:rsid="0026138f" style:font-weight-complex="bold"/>
    </style:style>
    <style:style style:name="T49" style:family="text">
      <style:text-properties officeooo:rsid="00217df3"/>
    </style:style>
    <style:style style:name="T50" style:family="text">
      <style:text-properties officeooo:rsid="0022d1f9"/>
    </style:style>
    <style:style style:name="T51" style:family="text">
      <style:text-properties officeooo:rsid="002413c3"/>
    </style:style>
    <style:style style:name="T52" style:family="text">
      <style:text-properties officeooo:rsid="0025f84f"/>
    </style:style>
    <style:style style:name="T53" style:family="text">
      <style:text-properties officeooo:rsid="0026138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31">Pre Presentation:</text:span></text:p>
      <text:list xml:id="list1816261299" text:style-name="L2">
        <text:list-item>
          <text:p text:style-name="P9"><text:span text:style-name="T31">Login </text:span><text:span text:style-name="T32">in separate browsers</text:span><text:span text:style-name="T31">:</text:span></text:p>
          <text:list>
            <text:list-item>
              <text:p text:style-name="P9"><text:span text:style-name="T4">Browser 1: </text:span><text:span text:style-name="T31">Teresa Ramirez: </text:span><text:a xlink:type="simple" xlink:href="mailto:patient1@email.com"><text:span text:style-name="T31">patient1@email.com</text:span></text:a><text:span text:style-name="T31"> ; pat1 ; </text:span><text:span text:style-name="T5">(B1) </text:span></text:p>
            </text:list-item>
            <text:list-item>
              <text:p text:style-name="P9"><text:span text:style-name="T4">Browser 2: </text:span><text:span text:style-name="T31">Iulian Neamtiu: </text:span><text:a xlink:type="simple" xlink:href="mailto:doctor51@email.com"><text:span text:style-name="T31">doctor51@email.com</text:span></text:a><text:span text:style-name="T31"> ; doc51 ; </text:span><text:span text:style-name="T5">(B2) </text:span></text:p>
            </text:list-item>
            <text:list-item>
              <text:p text:style-name="P9"><text:span text:style-name="T4">Browser 3: </text:span><text:span text:style-name="T31">Musa Rayyan: </text:span><text:a xlink:type="simple" xlink:href="mailto:doctor51@email.com"><text:span text:style-name="T31">doctor52@email.com</text:span></text:a><text:span text:style-name="T31"> ; doc52 ; </text:span><text:span text:style-name="T5">(B3) </text:span></text:p>
            </text:list-item>
            <text:list-item>
              <text:p text:style-name="P9"><text:span text:style-name="T4">Browser 4: </text:span><text:a xlink:type="simple" xlink:href="mailto:doctor58@email.com"><text:span text:style-name="T32">doctor58@email.com</text:span></text:a><text:span text:style-name="T32"> ; doc58 ; </text:span><text:span text:style-name="T5">(B4) </text:span></text:p>
            </text:list-item>
          </text:list>
        </text:list-item>
      </text:list>
      <text:p text:style-name="P11"><text:span text:style-name="T32"/></text:p>
      <text:p text:style-name="P11"><text:span text:style-name="T41">Presentation:</text:span></text:p>
      <text:p text:style-name="P6"><text:span text:style-name="T26">-------------------------------------------------- Main View / Profile -------------------------------------------------</text:span></text:p>
      <text:list xml:id="list470460467" text:style-name="L4">
        <text:list-item>
          <text:p text:style-name="P2"><text:span text:style-name="T41">Show </text:span><text:span text:style-name="T10">Home</text:span><text:span text:style-name="T41"> Page</text:span></text:p>
        </text:list-item>
        <text:list-item>
          <text:p text:style-name="P12"><text:span text:style-name="T41">Show </text:span><text:span text:style-name="T10">Nav Bar</text:span><text:span text:style-name="T41"> features: back, forth, reload</text:span></text:p>
        </text:list-item>
        <text:list-item>
          <text:p text:style-name="P12"><text:span text:style-name="T10">(B1) </text:span><text:span text:style-name="T41">Demo Patient Side </text:span><text:span text:style-name="T42">(Teresa Ramirez)</text:span></text:p>
          <text:list>
            <text:list-item>
              <text:list>
                <text:list-item>
                  <text:p text:style-name="P13"><text:span text:style-name="T41">Note the color, Current Logged in Name(right corner), Account Type(top of side panel)</text:span></text:p>
                </text:list-item>
                <text:list-item>
                  <text:p text:style-name="P13"><text:span text:style-name="T41">Show Sidepanel things: </text:span></text:p>
                  <text:list>
                    <text:list-item>
                      <text:p text:style-name="P13"><text:span text:style-name="T41">Click </text:span><text:span text:style-name="T10">My Appointments, Upcoming, </text:span><text:span text:style-name="T24">and then </text:span><text:span text:style-name="T10">Past</text:span></text:p>
                    </text:list-item>
                    <text:list-item>
                      <text:p text:style-name="P13"><text:span text:style-name="T41">Click </text:span><text:span text:style-name="T10">My Bills </text:span><text:span text:style-name="T41">, and </text:span><text:span text:style-name="T10">Pay Bill</text:span></text:p>
                    </text:list-item>
                    <text:list-item>
                      <text:p text:style-name="P13"><text:span text:style-name="T42">Click: </text:span><text:span text:style-name="T11">Settings</text:span><text:span text:style-name="T42">,</text:span><text:span text:style-name="T11"> Change Picture, Browse </text:span><text:span text:style-name="T25">for teresa's picture (~/Desktop/cs180/Salute), </text:span><text:span text:style-name="T11">Upload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<text:span text:style-name="T42">(B2) </text:span><text:span text:style-name="T25">Demo HCP Side (Neamtiu)</text:span></text:p>
          <text:list>
            <text:list-item>
              <text:list>
                <text:list-item>
                  <text:p text:style-name="P13"><text:span text:style-name="T41">Note the color, Current Logged in Name(right corner), Account Type(top of side panel)</text:span></text:p>
                </text:list-item>
                <text:list-item>
                  <text:p text:style-name="P13"><text:span text:style-name="T41">Show Sidepanel things: </text:span></text:p>
                  <text:list>
                    <text:list-item>
                      <text:p text:style-name="P13"><text:span text:style-name="T25">Similarly you can see side panel things: </text:span><text:span text:style-name="T11">My Appointments, Bills, </text:span><text:span text:style-name="T25">etc...</text:span>..</text:p>
                    </text:list-item>
                  </text:list>
                </text:list-item>
                <text:list-item>
                  <text:p text:style-name="P13"><text:span text:style-name="T11">Click My Patients , See Profile </text:span><text:span text:style-name="T25">of Teresa Ramirez (Note the picture), Point out the related profile view</text:span><text:span text:style-name="T11">.</text:span></text:p>
                </text:list-item>
              </text:list>
            </text:list-item>
          </text:list>
        </text:list-item>
        <text:list-item>
          <text:p text:style-name="P5"><text:span text:style-name="T42">(B4) </text:span><text:span text:style-name="T25">Demo HCP that is NOT connected with Teresa</text:span><text:span text:style-name="T42">.</text:span></text:p>
          <text:list>
            <text:list-item>
              <text:list>
                <text:list-item>
                  <text:p text:style-name="P3"><text:span text:style-name="T25">Click </text:span><text:span text:style-name="T11">Advanced Search, </text:span><text:span text:style-name="T25">Click </text:span><text:span text:style-name="T11">List all Patients </text:span></text:p>
                </text:list-item>
                <text:list-item>
                  <text:p text:style-name="P5"><text:span text:style-name="T25">Click </text:span><text:span text:style-name="T42">See Profile </text:span><text:span text:style-name="T25">of Teresa Ramirez (Note the public profile view with NO picture)</text:span></text:p>
                </text:list-item>
              </text:list>
            </text:list-item>
          </text:list>
        </text:list-item>
      </text:list>
      <text:p text:style-name="P6"><text:span text:style-name="T28">--</text:span><text:span text:style-name="T26">---------------------------------------------- </text:span><text:span text:style-name="T28">MEDICAL RECS </text:span><text:span text:style-name="T26">-----------------------------------------------------</text:span></text:p>
      <text:list xml:id="list803296894" text:continue-numbering="true" text:style-name="L4">
        <text:list-item>
          <text:p text:style-name="P20"><text:span text:style-name="T50">(B1) </text:span><text:span text:style-name="T27">Click </text:span><text:span text:style-name="T50">MyHcps , </text:span><text:span text:style-name="T27">Click </text:span><text:span text:style-name="T50">Change </text:span><text:span text:style-name="T51">Shared Medical Records </text:span><text:span text:style-name="T27">of </text:span><text:span text:style-name="T28">Neamtiu to see the recs shared</text:span></text:p>
        </text:list-item>
        <text:list-item>
          <text:p text:style-name="P14"><text:span text:style-name="T13">(B1) </text:span><text:span text:style-name="T28">Click </text:span><text:span text:style-name="T12">Back, </text:span><text:span text:style-name="T28">Click </text:span><text:span text:style-name="T12">Change Connection Level </text:span><text:span text:style-name="T28">to 3. </text:span></text:p>
        </text:list-item>
        <text:list-item>
          <text:p text:style-name="P20"><text:span text:style-name="T50">(B1) </text:span><text:span text:style-name="T27">Click </text:span><text:span text:style-name="T51">Back</text:span><text:span text:style-name="T27"> , Click Change </text:span><text:span text:style-name="T28">Shared Medical Records </text:span><text:span text:style-name="T27">of </text:span><text:span text:style-name="T28">Neamtiu to see that all recs are shared now. </text:span><text:span text:style-name="T51">Deselect </text:span><text:span text:style-name="T28">one medical record. Submit. </text:span></text:p>
        </text:list-item>
        <text:list-item>
          <text:p text:style-name="P20"><text:span text:style-name="T51">(B2) </text:span><text:span text:style-name="T28">Click <text:s/></text:span><text:span text:style-name="T51">My Patients, </text:span><text:span text:style-name="T28"><text:s/>In the actions click </text:span><text:span text:style-name="T51">Upload Medical Record</text:span></text:p>
        </text:list-item>
      </text:list>
      <text:p text:style-name="P8"><text:span text:style-name="T28">-----</text:span><text:span text:style-name="T26">-------------------------------------------------- </text:span><text:span text:style-name="T28">PRIVACY </text:span><text:span text:style-name="T26">-------------------------------------------------------</text:span></text:p>
      <text:list xml:id="list1785539605" text:continue-numbering="true" text:style-name="L4">
        <text:list-item>
          <text:p text:style-name="P21"><text:span text:style-name="T52">(B1) Settings, Change Privacy </text:span><text:span text:style-name="T29">, change to private</text:span></text:p>
        </text:list-item>
        <text:list-item>
          <text:p text:style-name="P21"><text:span text:style-name="T52">(B4) Reload. </text:span><text:span text:style-name="T29"><text:s/>It will say, this account is private, you cannot see their profile. </text:span></text:p>
        </text:list-item>
      </text:list>
      <text:p text:style-name="P7"><text:span text:style-name="T26">-------------------------------------------------- REFERRALS -------------------------------------------------------</text:span></text:p>
      <text:list xml:id="list1600570325" text:continue-numbering="true" text:style-name="L4">
        <text:list-item>
          <text:p text:style-name="P19"><text:span text:style-name="T50">(B1) </text:span><text:span text:style-name="T27">Click </text:span><text:span text:style-name="T50">MyHcps , </text:span><text:span text:style-name="T27">Click </text:span><text:span text:style-name="T50">Change Connection Level </text:span><text:span text:style-name="T27">of Musa Rayyan to note his low permission </text:span></text:p>
        </text:list-item>
        <text:list-item>
          <text:p text:style-name="P18"><text:span text:style-name="T49">(B3) </text:span><text:span text:style-name="T27">Click </text:span><text:span text:style-name="T51">Create Referral</text:span><text:span text:style-name="T28"> , to doctor59 to Teresa</text:span></text:p>
        </text:list-item>
        <text:list-item>
          <text:p text:style-name="P14"><text:span text:style-name="T13">(B1) <text:tab/></text:span><text:span text:style-name="T27">Click </text:span><text:span text:style-name="T12">My Referrals . </text:span><text:span text:style-name="T28">Note it is pending, allows you to request a connections<text:line-break/><text:tab/>Click </text:span><text:span text:style-name="T12">MyHcps </text:span><text:span text:style-name="T27">, Click Change Connection Level of </text:span><text:span text:style-name="T28">Neamtiu </text:span><text:span text:style-name="T27">to note his </text:span><text:span text:style-name="T28">high permission </text:span></text:p>
        </text:list-item>
        <text:list-item>
          <text:p text:style-name="P14"><text:span text:style-name="T12">(B2) </text:span><text:span text:style-name="T28">Click </text:span><text:span text:style-name="T12">Create Referral , </text:span><text:span text:style-name="T28">to doctor59 to Teresa</text:span></text:p>
        </text:list-item>
        <text:list-item>
          <text:p text:style-name="P14"><text:span text:style-name="T13">(B1) </text:span><text:span text:style-name="T27">Click </text:span><text:span text:style-name="T12">My Referrals . </text:span><text:span text:style-name="T28">Note the connection request is automatically sent to doctor 59. </text:span><text:span text:style-name="T29">Click </text:span><text:span text:style-name="T14">My Pending Outgoing HCPs </text:span><text:span text:style-name="T29">, it should be there too.</text:span></text:p>
        </text:list-item>
        <text:list-item>
          <text:p text:style-name="P20"><text:span text:style-name="T51">(B4) </text:span><text:span text:style-name="T28">Click </text:span><text:span text:style-name="T51">My Pending Incoming Patients. </text:span><text:span text:style-name="T28"><text:s/></text:span><text:span text:style-name="T51">Accept </text:span><text:span text:style-name="T28">Teresa's Connection Request</text:span></text:p>
        </text:list-item>
        <text:list-item>
          <text:p text:style-name="P20"><text:span text:style-name="T51">(B4) </text:span><text:span text:style-name="T28">Click </text:span><text:span text:style-name="T51">My Patients, See Profile </text:span><text:span text:style-name="T28">of Teresa Ramirez, </text:span><text:span text:style-name="T51">Scroll down </text:span><text:span text:style-name="T28">to Medical Records. Note </text:span><text:soft-page-break/><text:span text:style-name="T28">he has the same records that Neamtiu has, including the one he uploaded! </text:span><text:span text:style-name="T51">Download </text:span><text:span text:style-name="T28">that Medical Record.</text:span></text:p>
        </text:list-item>
      </text:list>
      <text:p text:style-name="P8"><text:span text:style-name="T29">------</text:span><text:span text:style-name="T26">------------------------------------------------- </text:span><text:span text:style-name="T29">GROUPS </text:span><text:span text:style-name="T26">-------------------------------------------------------</text:span><text:span text:style-name="T29">-</text:span></text:p>
      <text:list xml:id="list1521807919" text:continue-numbering="true" text:style-name="L4">
        <text:list-item>
          <text:p text:style-name="P15"><text:span text:style-name="T8">(B1) </text:span><text:span text:style-name="T14">Create Group : Public, Patient Only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5">(<text:span text:style-name="T15">R</text:span><text:span text:style-name="T15">e</text:span><text:span text:style-name="T15">p</text:span>r<text:span text:style-name="T29">e</text:span><text:span text:style-name="T29">s</text:span>e<text:span text:style-name="T15">n</text:span>ts <text:span text:style-name="T29">f</text:span><text:span text:style-name="T15">am</text:span><text:span text:style-name="T15">i</text:span><text:span text:style-name="T29">l</text:span>y f<text:span text:style-name="T15">eat</text:span><text:span text:style-name="T29">u</text:span><text:span text:style-name="T15">r</text:span>es/<text:span text:style-name="T15">c</text:span><text:span text:style-name="T15">o</text:span>m<text:span text:style-name="T29">m</text:span><text:span text:style-name="T15">o</text:span><text:span text:style-name="T15">n </text:span><text:span text:style-name="T15">i</text:span><text:span text:style-name="T15">n</text:span><text:span text:style-name="T29">t</text:span><text:span text:style-name="T15">e</text:span>r<text:span text:style-name="T29">e</text:span><text:span text:style-name="T15">s</text:span><text:span text:style-name="T29">t </text:span><text:span text:style-name="T15">g</text:span><text:span text:style-name="T15">r</text:span><text:span text:style-name="T15">o</text:span><text:span text:style-name="T29">u</text:span><text:span text:style-name="T15">p</text:span><text:span text:style-name="T15">s</text:span><text:span text:style-name="T15">)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"><text:span text:style-name="T53">(B4) Logout </text:span><text:span text:style-name="T30">of doctor59 , </text:span><text:span text:style-name="T53">Login </text:span><text:span text:style-name="T30">as Patient10 , Click </text:span><text:span text:style-name="T53">All Groups </text:span><text:span text:style-name="T30">show that its publicly listed</text:span><text:span text:style-name="T53">, </text:span><text:span text:style-name="T30">then</text:span><text:span text:style-name="T53"> Join </text:span><text:span text:style-name="T30">group</text:span></text:p>
        </text:list-item>
        <text:list-item>
          <text:p text:style-name="P22"><text:span text:style-name="T53">(B2) </text:span><text:span text:style-name="T30">Click </text:span><text:span text:style-name="T53">All Groups, </text:span><text:span text:style-name="T30">Show that the group is not listed since its a patient only group.</text:span></text:p>
        </text:list-item>
        <text:list-item>
          <text:p text:style-name="P15"><text:span text:style-name="T15">(B2)</text:span><text:span text:style-name="T30"> Type in the url /localhost/groups/members/join/96 <text:s/>. Should say sorry this is a patient only group.</text:span></text:p>
        </text:list-item>
        <text:list-item>
          <text:p text:style-name="P4"><text:span text:style-name="T9">(B</text:span><text:span text:style-name="T15">3</text:span><text:span text:style-name="T9">)</text:span><text:span text:style-name="T38"> </text:span><text:span text:style-name="T53">Musa </text:span><text:span text:style-name="T38">c</text:span>reate<text:span text:style-name="T38">s</text:span> a mixed private group <text:line-break/><text:tab/> <text:span text:style-name="T38">– </text:span>(representing doctors having a subset of his patients in a group)</text:p>
        </text:list-item>
        <text:list-item>
          <text:p text:style-name="P4"><text:span text:style-name="T8">(B</text:span><text:span text:style-name="T15">2</text:span><text:span text:style-name="T8">) </text:span><text:span text:style-name="T30">Click All Groups, even though im a doctor I cant see it because its private</text:span></text:p>
        </text:list-item>
        <text:list-item>
          <text:p text:style-name="P4"><text:span text:style-name="T15">(B2)</text:span><text:span text:style-name="T30"> Type in the url /localhost/groups/members/join/96 <text:s/>. Should say sorry this is a private group, you must be invited to join </text:span><text:span text:style-name="T15"><text:s/></text:span></text:p>
        </text:list-item>
        <text:list-item>
          <text:p text:style-name="P4"><text:span text:style-name="T8">(B</text:span><text:span text:style-name="T15">3</text:span><text:span text:style-name="T8">) </text:span><text:span text:style-name="T39">Invite </text:span><text:span text:style-name="T53">Neamtiu</text:span></text:p>
        </text:list-item>
        <text:list-item>
          <text:p text:style-name="P4"><text:span text:style-name="T8">(B</text:span><text:span text:style-name="T15">2</text:span><text:span text:style-name="T8">) </text:span><text:span text:style-name="T30">Click </text:span><text:span text:style-name="T15">My Group Invitations, </text:span><text:span text:style-name="T30">Now I can</text:span><text:span text:style-name="T15"> join,</text:span><text:span text:style-name="T30"> note by default the permission is 0, only can list members and leave the group.</text:span></text:p>
        </text:list-item>
        <text:list-item>
          <text:p text:style-name="P4"><text:span text:style-name="T8">(B</text:span><text:span text:style-name="T15">3</text:span><text:span text:style-name="T8">) </text:span><text:span text:style-name="T30">Click </text:span><text:span text:style-name="T15">My Groups, List Members</text:span><text:span text:style-name="T30">, </text:span><text:span text:style-name="T15">Change member permissions </text:span><text:span text:style-name="T30">of Neamtiu to 3</text:span></text:p>
        </text:list-item>
        <text:list-item>
          <text:p text:style-name="P4"><text:span text:style-name="T8">(B</text:span><text:span text:style-name="T15">2</text:span><text:span text:style-name="T8">) </text:span><text:span text:style-name="T30">Click </text:span><text:span text:style-name="T15">My Groups, </text:span><text:span text:style-name="T30">note now I have power to delete the group, edit the group,etc. <text:line-break/><text:tab/>Click List Members, Try to Change permissions of Musa Rayyan. Should be disabled. <text:tab/>Why? Because Musa is the creator of the group. </text:span></text:p>
        </text:list-item>
      </text:list>
      <text:p text:style-name="P11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ada </meta:initial-creator>
    <meta:creation-date>2011-03-07T09:58:34</meta:creation-date>
    <dc:date>2011-03-07T10:56:21</dc:date>
    <dc:creator>Nada </dc:creator>
    <meta:editing-duration>PT00H57M47S</meta:editing-duration>
    <meta:editing-cycles>5</meta:editing-cycles>
    <meta:generator>OpenOffice.org/3.2$Unix OpenOffice.org_project/320m19$Build-9505</meta:generator>
    <meta:document-statistic meta:table-count="0" meta:image-count="0" meta:object-count="0" meta:page-count="2" meta:paragraph-count="53" meta:word-count="654" meta:character-count="4249"/>
  </office:meta>
</office:document-meta>
</file>